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Normal_20__28_Web_29_" style:master-page-name="Standard">
      <style:paragraph-properties fo:text-align="justify" style:justify-single-word="false" style:page-number="auto"/>
      <style:text-properties style:font-name="Calibri" fo:font-size="13.5pt" fo:font-weight="bold" style:font-size-asian="13.5pt" style:font-weight-asian="bold" style:font-size-complex="13.5pt" style:font-weight-complex="bold"/>
    </style:style>
    <style:style style:name="P3" style:family="paragraph" style:parent-style-name="Normal_20__28_Web_29_">
      <style:paragraph-properties fo:text-align="justify" style:justify-single-word="false"/>
      <style:text-properties style:font-name="Calibri" fo:font-size="13.5pt" fo:font-weight="bold" style:font-size-asian="13.5pt" style:font-weight-asian="bold" style:font-size-complex="13.5pt" style:font-weight-complex="bold"/>
    </style:style>
    <style:style style:name="P4" style:family="paragraph" style:parent-style-name="Normal_20__28_Web_29_">
      <style:paragraph-properties fo:text-align="justify" style:justify-single-word="false"/>
      <style:text-properties style:font-name="Calibri"/>
    </style:style>
    <style:style style:name="T1" style:family="text">
      <style:text-properties style:font-name="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grudnia 2005 r.</text:p>
      <text:p text:style-name="P3">Minister Finansów Teresa Lubińska:</text:p>
      <text:p text:style-name="P4">    Mam trochę tremę.</text:p>
      <text:p text:style-name="P4">Panie Marszałku! Wysoka Izbo! Tak jak co roku o tej porze, decyzje podejmowane tutaj będą miały kluczowe znaczenie dla każdego z nas i dla jakości naszego państwa. Dostrzegamy kluczową rolę finansów publicznych, która ma odzwierciedlenie zarówno w polityce dochodowej, jak i w polityce wydatkowej państwa. Mnie osobiście zależy bardzo na tym, aby w tej kadencji parlamentu doszło do zmiany w postrzeganiu tak ważnej dziedziny, jaką są finanse publiczne. Celem Ministerstwa Finansów jest wzrost gospodarczy. Polsce potrzebny jest wysoki wzrost gospodarczy. Rolą ministra finansów jest umiejętne zarządzanie zasobami finansowymi, tak aby to było zgodne z polityką społeczną i gospodarczą rządu. Pragnę powiedzieć, że to zarządzanie publicznymi zasobami powinno budować dobrobyt i poczucie sprawiedliwości w całym społeczeństwie. Pragnę także podkreślić, że zasoby publiczne, wszystkie środki publiczne to nie tylko wciąż szeroko omawiane podatki, czyli dochody z podatków, takich jak od osób fizycznych, prawnych, podatków pośrednich, VAT, akcyzy, ale również to dochody z dywidendy, środki unijne, przychody z prywatyzacji, przychody z emisji obligacji i innych papierów skarbowych. Celowo to państwu wymieniam, dlatego że wszyscy musimy sobie uzmysłowić, jak ważne decyzje podejmujemy, konstruując budżet państwa, i jak potężnymi zasobami finansowymi musimy jak najlepiej zarządzać.</text:p>
      <text:p text:style-name="P4">Przedkładany Wysokiej Izbie projekt ustawy budżetowej na rok 2006 zakłada dążenie do realizacji podstawowego celu, jakim jest, jak wspominał premier, wysokie tempo wzrostu gospodarczego. Mam świadomość, że wejście Polski do Unii Europejskiej dostarczyło Polsce dodatkowego instrumentu, jakim są fundusze unijne. Celowo to wskazuję na samym początku przemówienia, dlatego że, jak państwo wiedzą, jest szeroko dyskutowany budżet unijny i wszyscy jesteśmy skoncentrowani na tym, jak ważne są środki unijne. Oczywiście w priorytetach rządu wykorzystanie środków unijnych jest strasznie ważne i premier wspominał, że zrobimy wszystko, aby te środki unijne były jak najsprawniej wykorzystane. Ale celowo o tym mówię na samym początku, żeby również podkreślić, że maksymalne wykorzystanie środków unijnych to i tak jest jedynie 4% PKB. 96% PKB musimy wytworzyć sami. Co to oznacza? To oznacza, że musimy się skoncentrować, również w budżecie, na rozwoju opartym o własne zasoby intelektualne i liczyć przede wszystkim na siebie. Współpracować trzeba ze wszystkimi, ale budżet nam pokazuje: przede wszystkim liczmy na siebie. (Oklaski)</text:p>
      <text:p text:style-name="P4">Dziękuję. Pierwsze brawa. Może będą jeszcze jakieś, zobaczymy. Wyrażamy nadzieję. Jak program będzie szedł dobrze, to... (Oklaski)</text:p>
      <text:p text:style-name="P4">Zgodnie więc z polityką rządu priorytetowym działem, który nie podlegał żadnym ograniczeniom wydatkowym, był dział polityki regionalnej, czyli Ministerstwa Rozwoju Regionalnego. Także inne działy były bardzo ważne, premier je wymieniał, ja tylko krótko przypomnę: chodzi o sprawiedliwość i sprawy wewnętrzne, naukę, zdrowie, kulturę i ochronę dziedzictwa narodowego.</text:p>
      <text:p text:style-name="P1"><text:span text:style-name="T1">Budżet na 2006 r. stawia sobie bardzo ambitne zadanie tworzenia warunków dla poczucia bezpieczeństwa i normalności prowadzenia działalności gospodarczej. Pojęcie normalności jest dla naszego rządu bardzo ważne. To słowo ˝sprawiedliwość˝, które jest w nazwie partii. Po prostu chodzi o to, żeby było normalnie dla przedsiębiorców, i musimy się koncentrować na tym, żeby mieć dochody do budżetu. Państwo dysponuje bowiem nie tylko instrumentami </text:span><text:soft-page-break/><text:span text:style-name="T1">finansowymi, ale także rozwiązaniami prawnymi, które tworzą fundamenty trwałego wzrostu. Państwo bezwzględnie musi mieć sprawny i sprawiedliwy aparat bezpieczeństwa. Dlatego dodatkowe środki zostały przeznaczone na sprawiedliwość i sprawy wewnętrzne oraz wspomniany przez premiera urząd antykorupcyjny.</text:span></text:p>
      <text:p text:style-name="P4">Działem finansów publicznych, którego kwestię ja osobiście bardzo mocno podkreślam z racji tego, że także się tym zajmowałam, jest nauka. Chciałabym tutaj dwa zdania dodatkowe powiedzieć. Najczęściej wszystkie statystyki budżetowe, jak również statystyki z budżetu państwa na ogół naukę łączyły ze szkolnictwem wyższym. Tym sposobem uzyskiwaliśmy całkiem dobre statystyki, że nakłady rosną. Jednak gdy się przyjrzeć dokładnie działowi, który nazywa się ˝nauka˝, to widać, że na początku lat dziewięćdziesiątych nastąpił dramatyczny spadek nakładów na naukę, dodatkowy spadek nastąpił w roku 2002 i to, co my obecnie robimy, to jest tylko odrabianie zaległości. Można więc powiedzieć, że mamy nakłady na naukę w stosunku do PKB prawdopodobnie najniższe w Unii Europejskiej w porównaniu do tak dużego kraju. Dlaczego to jest takie ważne? Bo oczywiście kształcenie studentów jest dla nas bezcenne i te nakłady podnosimy, ale kształcenie studentów sprzyja temu, aby inwestowano w mądre, odpowiedzialne społeczeństwo. Nauka zaś to nie tylko pogłębiona edukacja, ale również stworzenie strategicznych szans na rozwój. Współczesny świat jako element kluczowy dla swojego rozwoju traktuje wysokie technologie, oparte o wdrożone patenty. Bez odpowiedniego wsparcia przez państwo tej niezwykle ważnej dziedziny - wyrażam takie głębokie przekonanie i w rządzie jest takie głębokie przekonanie - Polska nie będzie w stanie wytwarzać produktów na miarę dzisiejszych czasów. A Polska będzie musiała wytwarzać i sprzedawać produkty wysoko wytworzone. Dział: nauka był więc pod ochroną i nie podlegał żadnym cięciom budżetowym. Ministerstwo Finansów obiecało premierowi i ministrowi do spraw nauki i edukacji, że będziemy poszukiwać dodatkowych źródeł finansowego wsparcia nauki. Dodatkowe środki budżetowe przeznaczono również na dziedziny takie jak zdrowie, ochrona dziedzictwa, na politykę prorodzinną, program stypendialny czy dopłaty do paliwa.</text:p>
      <text:p text:style-name="P4">Przejdę teraz do założeń makroekonomicznych, zanim podam dodatkowe szczegóły.</text:p>
      <text:p text:style-name="P4">Z punktu widzenia założeń makroekonomicznych utrzymujemy, że stopa wzrostu PKB w 2006 r. wyniesie 4,3% wobec planowanego w 2005 r. tempa 3,3. Te pozytywne tendencje są uwiarygodnione planowanymi przez nowy rząd działaniami, w szczególności takimi, które wpływają na tempo wzrostu nakładów brutto na środki trwałe. Przyspieszenie tempa wzrostu inwestycji będzie możliwe dzięki proponowanym przez rząd nowym rozwiązaniom w zakresie budownictwa mieszkaniowego, infrastruktury drogowej i kolejowej oraz wprowadzaniu normalności w sektorze przedsiębiorców. Mam na myśli likwidację autentycznych barier dla przedsiębiorców, które przeszkadzają w tworzeniu nowych miejsc pracy. Ministerstwo Finansów będzie starało się realizować swoje zadania naprawdę z poczuciem dobra publicznego jako naczelną zasadą funkcjonowania. Przekazaliśmy to wszystkim pracownikom Ministerstwa Finansów. Będziemy do tego zachęcać również inne jednostki bardzo ważne dla przedsiębiorców, a współpracujące z Ministerstwem Finansów. Takie podejście powinno pozwolić na osiągnięcie w ostatnim kwartale 2006 r. 5-procentowego wzrostu PKB. Wyrażamy nadzieję, że będzie on nawet wyższy, ale ostrożnie mówimy: 5-procentowego. Biorąc pod uwagę... (Oklaski)</text:p>
      <text:p text:style-name="P4">Ja wierzę, że będzie wyższy. Zobaczymy.</text:p>
      <text:p text:style-name="P4">    (Poseł Przemysław Edgar Gosiewski: Szczęśliwa ręka.)</text:p>
      <text:p text:style-name="P1"><text:span text:style-name="T1">Biorąc pod uwagę zapowiedzi znacznego usprawnienia procesu wydatkowania funduszu unijnych, można oczekiwać rosnącego wykorzystania tych środków. W </text:span><text:soft-page-break/><text:span text:style-name="T1">ustawie budżetowej na 2006 r. zaplanowano środki na prefinansowanie i współfinansowanie projektów realizowanych przy wsparciu środków pochodzących z budżetu ogólnego Unii Europejskiej w wysokości ponad 19 mld, nie wliczając w to części budżetowych poszczególnych dysponentów.</text:span></text:p>
      <text:p text:style-name="P4">Szacujemy, że przeciętne zatrudnienie w gospodarce narodowej w 2006 r. wzrośnie o 1,1%. Tak znaczący wzrost popytu na pracę pozwoli na dalsze zmniejszanie bezrobocia. Prognozuje się, że na koniec 2006 r. stopa bezrobocia ukształtuje się na poziomie 16,9%, a wskaźnik zatrudnienia wzrośnie do 52,2%. Wzrost płac w gospodarce narodowej w następnym roku pomimo wysokiego tempa wzrostu gospodarczego nie powinien znacznie przekraczać wzrostu cen towarów i usług konsumpcyjnych, tym bardziej że przyjęty wskaźnik waloryzacji płac dla pracowników państwowej sfery budżetowej wynosi 1,5%.</text:p>
      <text:p text:style-name="P4">Wobec braku zagrożeń inflacyjnych po stronie popytowej oraz w sytuacji stabilizujących się warunków na światowych rynkach paliwowych szacujemy, że dynamika cen konsumpcyjnych wyniesie w przyszłym roku średnio 1,5%.</text:p>
      <text:p text:style-name="P4">Szanowni Państwo! O stabilności sytuacji makroekonomicznej kraju świadczyć też będzie stan bilansu płatniczego. Poziom nierównowagi zewnętrznej, którego miarą jest deficyt na rachunku bieżącym, kształtować się będzie w przyszłym roku na bezpiecznym poziomie ok. 2%. Warto podkreślić, że taka sytuacja zdaniem rządu oznacza, że utrzymane zostaną pozytywne tendencje w zakresie dynamiki eksportu świadczące o wzrastającej konkurencyjności polskiej gospodarki.</text:p>
      <text:p text:style-name="P4">Wysoka Izbo! Przechodząc do omówienia dochodów budżetowych, chciałabym wskazać na znaczące ograniczenia, które istotnie zmniejszyły pole manewru rządu przy konstrukcji budżetu.</text:p>
      <text:p text:style-name="P4">Po pierwsze, oczywiście jest to kotwica budżetowa na poziomie 30 mld, co oznacza zredukowanie znacznej liczby pozycji. Uznajemy, że przy dobrym zarządzaniu finansami publicznymi należy się kierować dyscypliną fiskalną, w tym uwzględniać kontrolowany deficyt budżetowy. Jak państwo wiedzą, premier zapowiedział utrzymywanie kotwicy budżetowej również przez następne lata.</text:p>
      <text:p text:style-name="P4">Po drugie, w porównaniu z poprzednimi latami nastąpiło zmniejszenie planowanej kwoty wpłaty z zysków z NBP, co dość istotnie odbiło się na stronie dochodowej, w poprzednich latach bowiem mieliśmy po 3-4 mld, a czasami nawet więcej, wpływów z zysków NBP będących dochodami do budżetu państwa. Według obecnych informacji w przyszłym roku kwota zysków banku centralnego zasilająca nasz budżet wyniesienie 452 mln zł. Poprzedni ministrowie finansów mieli więc zdecydowanie lepszą sytuację w tym zakresie.</text:p>
      <text:p text:style-name="P4">Po trzecie, decyzja rządu, zgodnie z którą nie wracamy do poprzednich stawek akcyzy na benzynę, to następne ograniczenia dochodowe. Ma to jednak swoje zalety po drugiej stronie. Nie dość że w ten sposób udało się dość wyraźnie wpłynąć na ograniczenie marż detalicznych na stacjach benzynowych, czego, jak pan premier wskazywał, już są widoczne efekty, to jeszcze liczymy na zwiększony popyt na benzynę, co również zaskutkuje zwiększonymi dochodami do budżetu.</text:p>
      <text:p text:style-name="P1"><text:span text:style-name="T1">Prognozuje się dochody budżetu w 2006 r. w wysokości ponad 194 mld zł. Jest to o 7,8% więcej niż w 2005. Najistotniejszy wpływ na tę kwotę mają dochody podatkowe, głównie z tytułu podatków pośrednich. Ważne są również dochody z dywidendy. Dochody budżetu państwa z podatku od towarów i usług w 2006 r. prognozowane są w wysokości 84,4 mld zł. Zakładany wzrost wpływów z VAT uznać można za uzasadniony wobec kilku faktów. Po pierwsze, dane statystyczne wskazują na wzrost efektywnej stawki VAT, co oznaczać może dokonujące się w gospodarce zmiany w </text:span><text:soft-page-break/><text:span text:style-name="T1">strukturze spożycia prowadzące do wzrostu dynamiki wpływów z tytułu podatków od towarów i usług. Po drugie, zamierzeniem tego rządu jest poprawa skuteczności i doprowadzenie do normalności funkcjonowania aparatu skarbowego. Jak państwo słyszą, bardzo często używam słowa ˝normalność˝, a to dlatego że w wielu dziedzinach mamy bardzo charakterystyczne patologie i nasze państwo nie działa normalnie. Po trzecie, zakładamy, że skutki zwrotu osobom fizycznym części wydatków mieszkaniowych dokonanych po 1 maja 2004 r. nie będą aż tak dotkliwe dla budżetu, jak zakładał poprzedni rząd. Po czwarte, założenia programowe rządu w zakresie wdrażania wspomnianego programu budownictwa mieszkaniowego, inwestycji drogowych dają perspektywę zwiększonego wzrostu dochodów budżetowych.</text:span></text:p>
      <text:p text:style-name="P4">Jeśli chodzi o wpływy z podatku akcyzowego, to szacujemy je na poziomie 42,6 mld zł, to jest o 2,5 mld zł więcej niż przewidywane wykonanie w 2005 r. Oznacza to nominalny wzrost dochodów z akcyzy o 6,2%. Aktualna prognoza dochodów z akcyzy została sporządzona przy założeniu, że nastąpi wzrost średniorocznych stawek na wyroby tytoniowe zgodnie ze ścieżką dojścia do wymagań Unii Europejskiej oraz ustabilizowanie stawek akcyzy na paliwa silnikowe na niezmienionym w stosunku do obecnego poziomie. W przypadku akcyzy na samochody osobowe podobnie jak w przedłożeniu ustawy budżetowej z września bieżącego roku...</text:p>
      <text:p text:style-name="P4">Czy mogę prosić o coś do picia?</text:p>
      <text:p text:style-name="P4">A, jest. Nie mam jeszcze wprawy. Do studentów zawsze mówiłam, ale to jest zupełnie co innego, niż mówić do najwyższej Izby i do marszałka. (Oklaski)</text:p>
      <text:p text:style-name="P4">W przypadku akcyzy na samochody osobowe podobnie jak w przedłożeniu ustawy budżetowej z września bieżącego roku przyjęto, że w razie zmian w systemie podatku akcyzowego od samochodów wprowadzone rozwiązanie będzie równoważne pod względów wpływów budżetowych.</text:p>
      <text:p text:style-name="P4">W stosunku do projektu ustawy na 2006 r. z września bieżącego roku prognoza dochodów z podatku dochodowego od osób prawnych na 2006 r. nie uległa zmianie i wynosi 20 mld zł, to jest o 16,3% więcej niż w 2005 r. Prognozę dochodów z tytułu podatku dochodowego od osób prawnych na 2006 r. sporządzono, zakładając utrzymanie wysokiej dynamiki zysków przedsiębiorstw finansowych i poprawę sytuacji w branżach przedsiębiorstw niefinansowych. Oznacza to wzrost dochodów budżetowych z tytułu CIT do poziomu 20,1 mld zł. W zakresie podatku dochodowego od osób fizycznych zakładany poziom wpływów to ponad 26,2 mld zł. Podkreślenia wymaga fakt, że na kształtowanie się tej wartości wpływ mają: dynamika zatrudnienia w gospodarce narodowej, dynamika liczby emerytów i rencistów spoza rolniczego systemu ubezpieczeń społecznych, dynamika liczby emerytów i rencistów z rolniczego systemu ubezpieczeń społecznych, a także wygaśnięcie tzw. ulgi mieszkaniowej zlikwidowanej w latach poprzednich.</text:p>
      <text:p text:style-name="P4">W zakresie wpływów z ceł zakładamy spadek dochodów o 1,8%. Prognozuje się, że w 2006 r. dochody z cła, wraz z udziałem Unii Europejskiej, wyniosą 1,2 mld zł. Założono przy tym, że import spoza obszaru krajów Unii Europejskiej wyniesie 26,6 mld euro, a stawka celna uwzględniająca zmniejszenie cła z uwagi na wykorzystane kontyngenty celne oraz cło od osób fizycznych ukształtuje się na poziomie 1,18%.</text:p>
      <text:p text:style-name="P1"><text:span text:style-name="T1">Spośród dochodów niepodatkowych istotną pozycję stanowią dywidendy i wpłaty z zysku przedsiębiorstw państwowych i jednoosobowych spółek Skarbu Państwa, których wartość w 2006 r. szacowana jest na poziomie 3,2 mld zł, czyli nastąpi wzrost o około 900 mln zł w stosunku do poprzedniego projektu budżetu. Przeprowadzona przez ministra skarbu państwa wnikliwa analiza możliwości spółek Skarbu Państwa </text:span><text:soft-page-break/><text:span text:style-name="T1">wykazała realność tej kwoty. Jednocześnie podkreślić należy, że nie istnieje niebezpieczeństwo wydrenowania zysków w spółkach Skarbu Państwa, a wzrost dochodów z dywidend planowany na 2006 r. jest z jednej strony wynikiem wzrostu gospodarczego, a z drugiej strony - aktywizacji polityki właścicielskiej.</text:span></text:p>
      <text:p text:style-name="P4"> Nie bez znaczenia dla wielkości dochodów pozostanie planowana kwota wpływów do budżetu państwa z tytułu dochodów jednostek budżetowych w wysokości ponad 10,7 mld zł, co oznacza zwiększenie o 6,7% w stosunku do 2005 r. Na takie kształtowanie się tej pozycji wpływ mają dochody w następujących działach: obsługa krajowego długu publicznego, wymiar sprawiedliwości, administracja publiczna, gospodarka mieszkaniowa, a także prognozowana na 2006 r. wpłata ze środków likwidowanego funduszu alimentacyjnego oraz wzrost prognozy dochodów w innych pozycjach składających się na dochody jednostek budżetowych.</text:p>
      <text:p text:style-name="P4">Bez zmian w stosunku do projektu ustawy złożonego przez poprzedni rząd pozostają: prognoza wpływów z budżetu Unii Europejskiej na finansowanie dostosowania granicy zewnętrznej do wymogów traktatu z Schengen w 2006 r. (423 mln zł) oraz dochody z tytułu opłaty cukrowej (165 mln zł).</text:p>
      <text:p text:style-name="P4">Wysoka Izbo! Rząd, przedkładając autopoprawkę, dokonał istotnych zmian w kwotach wydatków budżetowych i w ich strukturze. Premier dość szeroko przedstawił te zagadnienia, informując o tym, że stopniowo będzie wprowadzany program ˝Solidarne państwo˝.</text:p>
      <text:p text:style-name="P4">Wydatki budżetu państwa ustalone zostały w autopoprawce do projektu ustawy budżetowej w kwocie 224,69 mld zł. Będą one wyższe od przewidywanych wydatków w 2005 r. o 7,1%, a od wydatków zapisanych w projekcie ustawy budżetowej przygotowanej przez rząd Marka Belki na 2006 r. o 0,4%.</text:p>
      <text:p text:style-name="P4">Podkreślenia wymaga fakt, że zostało to dokonane przy ograniczeniu wydatków rzeczowych w znacznej części zadań państwa na kwotę około 300 mln zł w stosunku do propozycji rządu premiera Belki. Ostatecznie w stosunku do przedłożenia poprzedniego rządu zmiany w poziomach wydatków dotyczyły w szczególności czterech zasadniczych działów (wymienię te najważniejsze):</text:p>
      <text:p text:style-name="P4">    - dotacji z budżetu państwa do PFRON - zmniejszenie o 497 mln zł - w związku ze zmianą sposobu finansowania zadania: dofinansowanie do wynagrodzeń niepełnosprawnych,</text:p>
      <text:p text:style-name="P4">    - obsługi długu publicznego - zmniejszenie o 127 mln zł,</text:p>
      <text:p text:style-name="P4">    - dotacji do KRUS - zmniejszenie o 100 mln zł,</text:p>
      <text:p text:style-name="P4">    - ograniczenia wydatków rzeczowych w poszczególnych częściach budżetowych - zmniejszenie o 296,3 mln zł.</text:p>
      <text:p text:style-name="P4">    Zwiększenia wydatków budżetowych - wspominał o tym premier i, wydaje się, bardzo cenne będzie, gdy to powtórzę - dotyczyły głównie:</text:p>
      <text:p text:style-name="P4">    - wydłużenia urlopów macierzyńskich - będzie nas to kosztowało 127,5 mln zł,</text:p>
      <text:p text:style-name="P4">    - podwyższenia dodatku z tytułu urodzenia dziecka (tzw. becikowe) - 130 mln zł,</text:p>
      <text:p text:style-name="P4">    - dopłaty do paliwa rolniczego - 450 mln zł,</text:p>
      <text:p text:style-name="P4">    - dożywiania dzieci - zwiększenie o 250 mln zł,</text:p>
      <text:p text:style-name="P4">    - wydatków na zadania z zakresu ochrony - dodatkowe 20 mln zł,</text:p>
      <text:p text:style-name="P4">    - dofinansowania Narodowego Programu Stypendialnego - 101 mln zł,</text:p>
      <text:p text:style-name="P4">    - zakupu szczepionki - 30 mln zł,</text:p>
      <text:p text:style-name="P4">    - realizacji programu wyposażenia Sił Zbrojnych Rzeczypospolitej w samoloty wielozadaniowe, w tym podatek od towarów i usług - 450 mln zł,</text:p>
      <text:p text:style-name="P4">    - urzędu antykorupcyjnego - 70 mln zł,</text:p>
      <text:p text:style-name="P4"><text:soft-page-break/>    - dotacji do metra warszawskiego - 100 mln zł,</text:p>
      <text:p text:style-name="P4">    - wydatków na bezpieczeństwo publiczne i ochronę przeciwpożarową - 109 mln zł, w tym zwiększenia liczby funkcjonariuszy służby kandydackiej w Policji, którzy będą pełnić służbę w oddziałach prewencji Komendy Stołecznej Policji - 35 mln zł,</text:p>
      <text:p text:style-name="P4">    - wzrostu wynagrodzeń dla prokuratorów okręgowych i apelacyjnych, wzrostu zatrudnienia w Służbie Więziennej i rozbudowy sieci aresztów i zakładów - 70 mln zł,</text:p>
      <text:p text:style-name="P4">    - zadań z zakresu dofinansowania kształcenia przed- i podyplomowego w dziedzinie zdrowia - 20 mln zł,</text:p>
      <text:p text:style-name="P4">    - funkcjonowania polskiego kontyngentu wojskowego w Pakistanie - a więc koszyka usług, który jest, jak podkreślał premier, tak ważny dla naszego rządu - 10 mln zł,</text:p>
      <text:p text:style-name="P4">    - dodatkowych programów ministra gospodarki - 100 mln zł,</text:p>
      <text:p text:style-name="P4">    - promocji Rzeczypospolitej Polskiej - 17 mln zł,</text:p>
      <text:p text:style-name="P4">    - systemu wydawania paszportów biometrycznych - 20,3 mln zł,</text:p>
      <text:p text:style-name="P4">    - przygotowania do organizacji mistrzostw - 20 mln zł,</text:p>
      <text:p text:style-name="P4">    - kosztów realizacji zadań Inspekcji Weterynaryjnej - 20 mln zł.</text:p>
      <text:p text:style-name="P4">Panie Marszałku! Wysoka Izbo! Jako minister finansów muszę dokładnie przyjrzeć się kształtowaniu kosztów obsługi długu publicznego. Jak wiemy, nasz kraj z pewnością będzie podlegał ogromnym przemianom. Realizowanych będzie szereg inwestycji infrastrukturalnych. Należy przewidywać, że dług publiczny, chociaż będziemy się starali trzymać go pod kontrolą, będzie systematycznie duży, jesteśmy bowiem na etapie budowy autostrad i szeregu innych inwestycji infrastrukturalnych, czyli na takim etapie, na którym państwa Europy były kilkadziesiąt lat temu. My mamy to wszystko przed sobą.</text:p>
      <text:p text:style-name="P4">Trudno oczekiwać, by kraj, który normalnie będzie się rozwijał, nie miał długu publicznego, bo na całym świecie inwestycje infrastrukturalne finansuje się również poprzez dług publiczny. Niemniej będziemy się starali bardzo mocno trzymać w ryzach w stosunku do norm narzuconych w związku z zobowiązaniami fiskalnymi. Na szczęście od tego roku... Państwo chyba wiedzą, że niedawno została podpisana przez prezydenta ustawa, która mówi o tym, że do długu publicznego nie będziemy zaliczać gwarancji, co znacznie ułatwia nam realizację inwestycji infrastrukturalnych, bowiem gwarancje nie będą zaliczane do długu publicznego, do norm ostrożnościowych, a bez gwarancji na majątku Skarbu Państwa nie ruszą żadne inwestycje infrastrukturalne.</text:p>
      <text:p text:style-name="P4">Jak się kształtuje nasz koszt obsługi długu i jego wielkość? Przyjęty w projekcie ustawy budżetowej na 2006 r. poziom wydatków z tytułu kosztów obsługi długu publicznego wynosi 28,3 mld zł. Jest on sumą wydatków na: obsługę krajowych skarbowych papierów wartościowych - 22,5 mld zł, obsługę kredytów zagranicznych i obligacji wyemitowanych na rynkach zagranicznych - 5 mld zł i przewidywane wypłaty z tytułu poręczeń i gwarancji udzielonych przez Skarb Państwa - 0,8 mld zł.</text:p>
      <text:p text:style-name="P4">W stosunku do poziomu z 2005 r. założone w projekcie wydatki na obsługę długu Skarbu Państwa wzrosną o około 11%. Wzrost ten jest przede wszystkim rezultatem poziomu potrzeb pożyczkowych netto budżetu państwa powodujących wzrost nominalnego zadłużenia i wykupu zapadających właśnie obligacji krajowych emitowanych już w poprzednich latach ze stosunkowo dużym dyskontem, stanowiącym o wykupie kosztów obsługi długu.</text:p>
      <text:p text:style-name="P1"><text:span text:style-name="T1">Musimy również pamiętać o tym, że w naszym kraju przeprowadzono bardzo poważne reformy, w tym reformy emerytalne. Jesteśmy również zobowiązani do tego, by nadal prowadzić korzystnie tę reformę i wydzielać w rozchodach duże środki </text:span><text:soft-page-break/><text:span text:style-name="T1">- w tym roku, jeżeli dobrze pamiętam, to jest około 13 mld zł - na dofinansowanie zobowiązań wobec otwartych funduszy emerytalnych. To, że oszczędności są odkładane w tym kraju, jest ogromnym osiągnięciem w tym zakresie. Trzeba brać pod uwagę, że wtedy musimy mieć również większe dofinansowanie do ubezpieczeń społecznych w ramach wydatków budżetu państwa. Gdybyśmy mogli mieć do dyspozycji w ramach wydatków 13 mld zł, to sytuacja wyglądałaby rażąco inaczej. Więc każdy z nas powinien wiedzieć, że od kilku lat budżety, które się przygotowuje, mają również tego typu ograniczenia, które są zaletą finansów publicznych, prezentowaną bardzo często. Wczoraj na przykład prezentowaliśmy to na forum Unii Europejskiej. Względny ciężar kosztów obsługi długu dla całej gospodarki będzie w 2006 r. na poziomie tegorocznym, czyli 2,9%. Jednocześnie przewiduje się, że ze względu na stabilizację potrzeb pożyczkowych netto oraz spadek w ostatnich latach rentowności skarbowych papierów wartościowych w 2007 r. nastąpi zahamowanie, a nawet odwrócenie wzrostowego trendu kosztów obsługi długu, zarówno w relacji do PKB, jak i w ujęciu nominalnym. Obecnie przewidujemy, że sytuacja budżetu państwa, jeśli chodzi o poziom potrzeb pożyczkowych, w latach 2005-2006 będzie się przedstawiać korzystniej, niż zakładano we wrześniowym projekcie ustawy budżetowej; prognozowany poziom tych potrzeb w ujęciu netto, czyli bieżących potrzeb sfinansowania, bez przypadających wykupów długu, jest w obu latach niższy o ok. 7 mld zł. Potrzeby pożyczkowe netto w samym 2006 r. wyniosą 44 mld zł, wobec 45,6 mld zł zakładanych w projekcie ustawy budżetowej z września. W obecnym zaś projekcie budżetu przewidujemy zwiększenie w 2006 r. w stosunku do planowanego w 2005 r. poziom potrzeb pożyczkowych netto o ok. 4,3 mld zł. Będzie to spowodowane przede wszystkim przesunięciem z 2005 r. na 2006 r. potrzeb z tytułu prefinansowania zadań realizowanych z udziałem środków unijnych, co będzie się wiązać ze zwiększeniem w przyszłym roku stopnia ich wykorzystania. Planowany wzrost w 2006 r. salda rozchodów z tego tytułu wyniesie ok. 1,2 mld zł.</text:span></text:p>
      <text:p text:style-name="P4">Ponadto zostało zaplanowane uruchomienie finansowania programów wypłat z tytułu pozostawienia nieruchomości poza obecnymi granicami państwa polskiego, tzw. mienia zabużańskiego. Będzie to dokonane w formie pożyczki z budżetu państwa dla specjalnie utworzonego w tym celu Funduszu Rekompensacyjnego. Przeznaczono również odpowiednie środki na dokończenie finansowania restrukturyzacji publicznych zakładów opieki zdrowotnej.</text:p>
      <text:p text:style-name="P4">W projekcie budżetu państwa założono więc, że w relacji do produktu krajowego brutto państwowy dług publiczny, powiększony o przewidywane wypłaty z tytułu gwarancji i poręczeń, wyniesie 52,3%. Biorąc pod uwagę dokonane przez GUS w zeszłym tygodniu przeszacowania PKB, możemy oczekiwać, że nastąpi wkrótce przeszacowanie tej relacji o ok. 2%, a to ma dla nas ogromne znaczenie również z punktu widzenia norm ostrożnościowych. W każdym razie nie ma żadnego niebezpieczeństwa przekroczenia w budżecie na 2006 r. norm ostrożnościowych, czyli przekroczenia progu 55%, o którym czasami państwo są informowani. Ponadto od 2007 r. przewidujemy dalszą stabilizację i zmniejszenie tej relacji.</text:p>
      <text:p text:style-name="P4">Jak wielokrotnie już powtarzaliśmy, rok 2006 będzie okresem przejściowym, jeśli chodzi o realizację założeń programowych, które nam przyświecają. Wierzymy, że ten rok pozwoli na wypracowanie rozwiązań, dzięki którym uda się spełnić oczekiwania narodu i w pełni wykorzystać jego potencjał. Warto podkreślić, że budżet ten daje podstawy do optymizmu, zarówno jeśli chodzi o stabilność wewnętrzną gospodarki, jak i o zwiększenie konkurencyjności zewnętrznej.</text:p>
      <text:p text:style-name="P1"><text:span text:style-name="T1">Pozwala to mieć wrażenie i przekonanie, że polska gospodarka wkracza w okres rozwoju gospodarczego, a nasze finanse publiczne będą miały naczelne zadanie: </text:span><text:soft-page-break/><text:span text:style-name="T1">wysoki wzrost gospodarczy. Zaprezentowane przeze mnie główne wielkości budżetu na 2006 r. dają nam również nadzieję, gdy chodzi o wspomniany przez premiera program rządu ˝Solidarne państwo˝. Chociaż czasami wygląda to jak hasło, szczerze wierzymy, że ma to głęboki sens, albowiem pojęcie dobra publicznego powinno się przejawiać w każdym miejscu w działaniu Ministerstwa Finansów, jak państwu mówiłam, jak i wszystkich urzędów. To jest kluczowe, by powstawały nowe miejsca pracy i by uzyskiwać wzrost gospodarczy.</text:span></text:p>
      <text:p text:style-name="P4"><text:bookmark text:name="_GoBack"/>Pozwolą państwo - żeby dodać sobie optymizmu i żeby nam się lepiej pracowało przez najbliższe lata - że na koniec powołam się na autorytet Jana Pawła II i powtórzę, jak Jan Paweł II rozumie solidarność. Dlatego my będziemy powtarzać, że to ma właśnie taki głęboki sens. Słowa są wzięte z encykliki Jana Pawła II, czyli wielkiej postaci, którą my wszyscy kochamy. Jan Paweł II powiedział, że solidarność to mocna i trwała wola angażowania się na rzecz dobra wspólnego, czyli dobra wszystkich i każdego, wszyscy bowiem jesteśmy odpowiedzialni za wszystkich. Dziękuję bardzo. (Oklask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4T15:06:00</meta:creation-date>
    <dc:date>2013-01-04T15:09:00</dc:date>
    <meta:editing-duration>PT3S</meta:editing-duration>
    <meta:generator>LibreOffice/3.6$Windows_x86 LibreOffice_project/2ef5aff-a6fb0ff-166bdff-cf087ad-0f1389</meta:generator>
    <meta:document-statistic meta:table-count="0" meta:image-count="0" meta:object-count="0" meta:page-count="8" meta:paragraph-count="68" meta:word-count="3674" meta:character-count="26083" meta:non-whitespace-character-count="223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